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895cm" style:rel-column-width="5381*"/>
    </style:style>
    <style:style style:name="Tableau1.B" style:family="table-column">
      <style:table-column-properties style:column-width="0.827cm" style:rel-column-width="450*"/>
    </style:style>
    <style:style style:name="Tableau1.C" style:family="table-column">
      <style:table-column-properties style:column-width="8.878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895cm" style:rel-column-width="5381*"/>
    </style:style>
    <style:style style:name="Tableau3.B" style:family="table-column">
      <style:table-column-properties style:column-width="0.857cm" style:rel-column-width="466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895cm" style:rel-width="100%" table:align="left" style:may-break-between-rows="false"/>
    </style:style>
    <style:style style:name="Tableau4.A" style:family="table-column">
      <style:table-column-properties style:column-width="4.482cm" style:rel-column-width="2437*"/>
    </style:style>
    <style:style style:name="Tableau4.B" style:family="table-column">
      <style:table-column-properties style:column-width="5.41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" style:family="table">
      <style:table-properties style:width="9.895cm" style:rel-width="100%" table:align="left" style:may-break-between-rows="false"/>
    </style:style>
    <style:style style:name="Tableau4.A" style:family="table-column">
      <style:table-column-properties style:column-width="4.482cm" style:rel-column-width="2437*"/>
    </style:style>
    <style:style style:name="Tableau4.B" style:family="table-column">
      <style:table-column-properties style:column-width="5.41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9.6cm" style:rel-width="100%" table:align="left"/>
    </style:style>
    <style:style style:name="Tableau5.A" style:family="table-column">
      <style:table-column-properties style:column-width="2.891cm" style:rel-column-width="1639*"/>
    </style:style>
    <style:style style:name="Tableau5.B" style:family="table-column">
      <style:table-column-properties style:column-width="9.714cm" style:rel-column-width="5507*"/>
    </style:style>
    <style:style style:name="Tableau5.C" style:family="table-column">
      <style:table-column-properties style:column-width="1.796cm" style:rel-column-width="1018*"/>
    </style:style>
    <style:style style:name="Tableau5.D" style:family="table-column">
      <style:table-column-properties style:column-width="1.097cm" style:rel-column-width="622*"/>
    </style:style>
    <style:style style:name="Tableau5.E" style:family="table-column">
      <style:table-column-properties style:column-width="0.794cm" style:rel-column-width="450*"/>
    </style:style>
    <style:style style:name="Tableau5.F" style:family="table-column">
      <style:table-column-properties style:column-width="1.512cm" style:rel-column-width="857*"/>
    </style:style>
    <style:style style:name="Tableau5.G" style:family="table-column">
      <style:table-column-properties style:column-width="1.797cm" style:rel-column-width="101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E3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F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5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6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8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9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1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2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2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6cm" style:rel-width="100%" table:align="left" style:may-break-between-rows="false"/>
    </style:style>
    <style:style style:name="Tableau2.A" style:family="table-column">
      <style:table-column-properties style:column-width="13.97cm" style:rel-column-width="7596*"/>
    </style:style>
    <style:style style:name="Tableau2.B" style:family="table-column">
      <style:table-column-properties style:column-width="3.233cm" style:rel-column-width="1758*"/>
    </style:style>
    <style:style style:name="Tableau2.C" style:family="table-column">
      <style:table-column-properties style:column-width="2.399cm" style:rel-column-width="1304*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01cm" fo:border="none"/>
    </style:style>
    <style:style style:name="Tableau2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padding="0.101cm" fo:border="0.05pt solid #000000"/>
    </style:style>
    <style:style style:name="Tableau2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316f21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officeooo:paragraph-rsid="00dca5ee"/>
    </style:style>
    <style:style style:name="P8" style:family="paragraph" style:parent-style-name="Table_20_Contents">
      <style:text-properties officeooo:paragraph-rsid="014bfe70"/>
    </style:style>
    <style:style style:name="P9" style:family="paragraph" style:parent-style-name="Table_20_Contents">
      <style:text-properties officeooo:paragraph-rsid="014d0b8b"/>
    </style:style>
    <style:style style:name="P10" style:family="paragraph" style:parent-style-name="Table_20_Contents">
      <style:text-properties officeooo:paragraph-rsid="0153007b"/>
    </style:style>
    <style:style style:name="P11" style:family="paragraph" style:parent-style-name="Table_20_Contents">
      <style:text-properties officeooo:paragraph-rsid="0153bf6f"/>
    </style:style>
    <style:style style:name="P12" style:family="paragraph" style:parent-style-name="Table_20_Contents">
      <style:text-properties officeooo:paragraph-rsid="0166e23e"/>
    </style:style>
    <style:style style:name="P13" style:family="paragraph" style:parent-style-name="Header">
      <style:text-properties officeooo:paragraph-rsid="014fe5c1"/>
    </style:style>
    <style:style style:name="P14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9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3bf6f" style:font-size-asian="11pt" style:font-size-complex="11pt"/>
    </style:style>
    <style:style style:name="P2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6db8e" style:font-size-asian="11pt" style:font-size-complex="11pt"/>
    </style:style>
    <style:style style:name="P21" style:family="paragraph" style:parent-style-name="Table_20_Heading">
      <style:text-properties officeooo:paragraph-rsid="006ea253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  <style:text-properties officeooo:paragraph-rsid="01753671"/>
    </style:style>
    <style:style style:name="P24" style:family="paragraph" style:parent-style-name="Table_20_Heading">
      <style:text-properties officeooo:rsid="00690d64" officeooo:paragraph-rsid="0138864c"/>
    </style:style>
    <style:style style:name="P25" style:family="paragraph" style:parent-style-name="Text_20_body" style:master-page-name="">
      <style:paragraph-properties style:page-number="auto" fo:break-after="page"/>
      <style:text-properties officeooo:paragraph-rsid="014cc24f"/>
    </style:style>
    <style:style style:name="P26" style:family="paragraph" style:parent-style-name="Text_20_body">
      <style:text-properties officeooo:paragraph-rsid="014cc24f"/>
    </style:style>
    <style:style style:name="P27" style:family="paragraph" style:parent-style-name="Table_20_Main_20_Content_20_Left">
      <style:text-properties officeooo:paragraph-rsid="0166e23e"/>
    </style:style>
    <style:style style:name="P28" style:family="paragraph" style:parent-style-name="Table_20_Main_20_Content_20_Left">
      <style:text-properties officeooo:paragraph-rsid="017d1a64"/>
    </style:style>
    <style:style style:name="P29" style:family="paragraph" style:parent-style-name="Table_20_Main_20_Content_20_Left">
      <style:paragraph-properties fo:text-align="end" style:justify-single-word="false"/>
      <style:text-properties fo:font-weight="bold" officeooo:paragraph-rsid="0166e23e" style:font-weight-asian="bold" style:font-weight-complex="bold"/>
    </style:style>
    <style:style style:name="P30" style:family="paragraph" style:parent-style-name="Table_20_Main_20_Content_20_Left">
      <style:text-properties fo:font-size="12pt" fo:font-weight="bold" officeooo:paragraph-rsid="0166e23e" style:font-size-asian="12pt" style:font-weight-asian="bold" style:font-size-complex="12pt" style:font-weight-complex="bold"/>
    </style:style>
    <style:style style:name="P31" style:family="paragraph" style:parent-style-name="Table_20_Main_20_Content_20_Left">
      <style:text-properties fo:font-style="italic" officeooo:paragraph-rsid="0166e23e" style:font-style-asian="italic" style:font-style-complex="italic"/>
    </style:style>
    <style:style style:name="P32" style:family="paragraph" style:parent-style-name="Table_20_Main_20_Content_20_Center">
      <style:text-properties officeooo:paragraph-rsid="0166e23e"/>
    </style:style>
    <style:style style:name="P33" style:family="paragraph" style:parent-style-name="Table_20_Main_20_Content_20_Left_20_Small">
      <style:text-properties officeooo:paragraph-rsid="0166e23e"/>
    </style:style>
    <style:style style:name="P34" style:family="paragraph" style:parent-style-name="Table_20_Main_20_Header">
      <style:text-properties officeooo:paragraph-rsid="0175b6fa"/>
    </style:style>
    <style:style style:name="P35" style:family="paragraph" style:parent-style-name="Table_20_Main_20_Header">
      <style:text-properties officeooo:paragraph-rsid="013a1649"/>
    </style:style>
    <style:style style:name="P36" style:family="paragraph" style:parent-style-name="Table_20_Totals_20_Header">
      <style:text-properties officeooo:paragraph-rsid="00eaae7a"/>
    </style:style>
    <style:style style:name="P37" style:family="paragraph" style:parent-style-name="Table_20_Main_20_Content_20_Right">
      <style:text-properties fo:font-weight="bold" style:font-weight-asian="bold" style:font-weight-complex="bold"/>
    </style:style>
    <style:style style:name="P38" style:family="paragraph" style:parent-style-name="Table_20_Main_20_Header">
      <style:text-properties fo:font-size="8pt" officeooo:paragraph-rsid="0175b6fa" style:font-size-asian="8pt" style:font-size-complex="8pt"/>
    </style:style>
    <style:style style:name="P39" style:family="paragraph" style:parent-style-name="Heading_20_1">
      <style:text-properties officeooo:paragraph-rsid="013253cf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fo:font-size="11pt" officeooo:rsid="01753671" style:font-size-asian="11pt" style:font-size-complex="11pt"/>
    </style:style>
    <style:style style:name="T4" style:family="text">
      <style:text-properties style:font-name="Arial1" officeooo:rsid="007d5d83"/>
    </style:style>
    <style:style style:name="T5" style:family="text">
      <style:text-properties style:font-name="Arial1" officeooo:rsid="007f9a8a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07d5d83"/>
    </style:style>
    <style:style style:name="T10" style:family="text">
      <style:text-properties officeooo:rsid="007f49fa"/>
    </style:style>
    <style:style style:name="T11" style:family="text">
      <style:text-properties officeooo:rsid="009f2b95"/>
    </style:style>
    <style:style style:name="T12" style:family="text">
      <style:text-properties officeooo:rsid="009a6a61"/>
    </style:style>
    <style:style style:name="T13" style:family="text">
      <style:text-properties officeooo:rsid="00d936c0"/>
    </style:style>
    <style:style style:name="T14" style:family="text">
      <style:text-properties officeooo:rsid="014bfe70"/>
    </style:style>
    <style:style style:name="T15" style:family="text">
      <style:text-properties officeooo:rsid="017d1a6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4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4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3">with="o=obj.with_context(lang=lang)"</text:span></text:a></text:p>
      <text:p text:style-name="P17"><text:a xlink:type="simple" xlink:href="py3o://with=%22doc_name=lang=='fr_FR'%20and%20'Bon%20de%20commande'%20or%20'Order'%22" text:style-name="Internet_20_link" text:visited-style-name="Visited_20_Internet_20_Link"><text:span text:style-name="T3">with="doc_name=lang=='fr_FR' and 'Bon de commande' or 'Order'"</text:span></text:a></text:p>
      <text:p text:style-name="P16"><text:a xlink:type="simple" xlink:href="py3o://if=%22o.state%20not%20in%20('purchase',%20'done')%22" text:style-name="Internet_20_link" text:visited-style-name="Visited_20_Internet_20_Link"><text:span text:style-name="T4">if="o.state not in ('purchase', 'done')"</text:span></text:a></text:p>
      <text:h text:style-name="P39" text:outline-level="1"><text:user-field-get text:name="py3o.doc_name">Document Name</text:user-field-get><text:s/><text:span text:style-name="T6">[</text:span><text:span text:style-name="T7"><text:user-field-get text:name="py3o.o.state">Order State</text:user-field-get></text:span><text:span text:style-name="T6">]</text:span> <text:user-field-get text:name="py3o.o.name">Order Number</text:user-field-get></text:h>
      <text:p text:style-name="P16"><text:a xlink:type="simple" xlink:href="py3o:///if" text:style-name="Internet_20_link" text:visited-style-name="Visited_20_Internet_20_Link"><text:span text:style-name="T1">/if</text:span></text:a></text:p>
      <text:p text:style-name="P16"><text:a xlink:type="simple" xlink:href="py3o://if=%22o.state%20in%20('purchase',%20'done')%22" text:style-name="Internet_20_link" text:visited-style-name="Visited_20_Internet_20_Link"><text:span text:style-name="T4">if="o.state in ('purchase', 'done')"</text:span></text:a></text:p>
      <text:h text:style-name="P39" text:outline-level="1"><text:span text:style-name="T9"><text:user-field-get text:name="py3o.doc_name">Document Name</text:user-field-get></text:span><text:span text:style-name="T9"><text:s/></text:span><text:span text:style-name="T9"><text:user-field-get text:name="py3o.o.name">Order Number</text:user-field-get></text:span></text:h>
      <text:p text:style-name="P18"><text:a xlink:type="simple" xlink:href="py3o:///if" text:style-name="Internet_20_link" text:visited-style-name="Visited_20_Internet_20_Link"><text:span text:style-name="T8">/if</text:span></text:a></text:p>
      <text:p text:style-name="P20"><text:a xlink:type="simple" xlink:href="py3o:///with" text:style-name="Internet_20_link" text:visited-style-name="Visited_20_Internet_20_Link"><text:span text:style-name="T14">/with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22"/>
          </table:table-cell>
          <table:table-cell table:style-name="Tableau1.A1" office:value-type="string">
            <text:p text:style-name="P23"><text:text-input text:description="py3o://function=&quot;lang=='fr_FR' and 'Fournisseur' or 'Supplier'&quot;">Supplier</text:text-input></text:p>
          </table:table-cell>
        </table:table-row>
        <table:table-row table:style-name="TableLine94133990590064">
          <table:table-cell table:style-name="TableBox94133990590752" office:value-type="string">
            <text:p text:style-name="P7"><text:a xlink:type="simple" xlink:href="py3o://if=%22o.delivery_partner_id%22" text:style-name="Internet_20_link" text:visited-style-name="Visited_20_Internet_20_Link"><text:span text:style-name="T12">if="o.delivery_partner_id"</text:span></text:a></text:p>
            <text:p text:style-name="P7"><text:text-input text:description="py3o://function=&quot;format_multiline_value(o.delivery_partner_id._display_full_address())&quot;">[o.delivery_partner_id._display_full_address()]</text:text-input></text:p>
            <text:p text:style-name="P7"><text:a xlink:type="simple" xlink:href="py3o:///if" text:style-name="Internet_20_link" text:visited-style-name="Visited_20_Internet_20_Link">/if</text:a></text:p>
          </table:table-cell>
          <table:table-cell table:style-name="TableBox94133990591232" office:value-type="string">
            <text:p text:style-name="P6"/>
          </table:table-cell>
          <table:table-cell table:style-name="TableBox94133990591776" office:value-type="string">
            <text:p text:style-name="Table_20_Contents"><text:text-input text:description="py3o://function=&quot;format_multiline_value(o.partner_id._display_full_address(details=['company', 'name', 'address', 'phone', 'mobile', 'email', 'supplier_commercial_ref', 'vat']))&quot;">[o.partner_id._display_full_address()]</text:text-input></text:p>
          </table:table-cell>
        </table:table-row>
      </table:table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4133990592608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Line94133990595440">
                <table:table-cell table:style-name="Tableau4.A1" office:value-type="string">
                  <text:p text:style-name="Table_20_Heading"><text:text-input text:description="py3o://function=&quot;lang=='fr_FR' and 'Date de commande' or 'Order Date'&quot;">Order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 table:style-name="TableLine94133990626016">
                <table:table-cell table:style-name="Tableau4.A1" office:value-type="string">
                  <text:p text:style-name="P21"><text:a xlink:type="simple" xlink:href="py3o://if=%22o.partner_ref%22" text:style-name="Internet_20_link" text:visited-style-name="Visited_20_Internet_20_Link"><text:span text:style-name="T10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Line94133990627056">
                <table:table-cell table:style-name="Tableau4.A1" office:value-type="string">
                  <text:p text:style-name="P24"><text:text-input text:description="py3o://function=&quot;lang=='fr_FR' and 'Votre référence' or 'Your Reference'&quot;">Your Reference</text:text-input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 table:style-name="TableLine94133990628000">
                <table:table-cell table:style-name="Tableau4.A1" office:value-type="string">
                  <text:p text:style-name="P21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Line94133990629040">
                <table:table-cell table:style-name="Tableau4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4133990630160">
                <table:table-cell table:style-name="Tableau4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Line94133990630752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4133990631552"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1">if="o.incoterm_id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4133990632352"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 table:style-name="TableLine94133990633824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5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4"/>
          </table:table-cell>
        </table:table-row>
      </table:table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frn' or 'Supplier Code'&quot;">Supplier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38"><text:text-input text:description="py3o://function=&quot;lang=='fr_FR' and 'Date demandée' or 'Requested Date'&quot;">Requested Date</text:text-input></text:p>
            </table:table-cell>
            <table:table-cell table:style-name="Tableau5.A1" office:value-type="string">
              <text:p text:style-name="P34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38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35"><text:text-input text:description="py3o://function=&quot;lang=='fr_FR' and 'Prix unitaire' or 'Unit Price'&quot;">Unit Price</text:text-input></text:p>
            </table:table-cell>
            <table:table-cell table:style-name="Tableau5.G1" office:value-type="string">
              <text:p text:style-name="P35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5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P27"/>
          </table:table-cell>
          <table:table-cell table:style-name="Tableau5.B3" office:value-type="string">
            <text:p text:style-name="P27"><text:a xlink:type="simple" xlink:href="py3o://if=%22l.get('line')%20and%20not%20l['line'].display_type%22" text:style-name="Internet_20_link" text:visited-style-name="Visited_20_Internet_20_Link"><text:span text:style-name="T15">if="l.get('line') and not l['line'].display_type"</text:span></text:a></text:p>
          </table:table-cell>
          <table:table-cell table:style-name="Tableau5.C3" office:value-type="string">
            <text:p text:style-name="P32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33"/>
          </table:table-cell>
          <table:table-cell table:style-name="Tableau5.F3" office:value-type="string">
            <text:p text:style-name="Table_20_Main_20_Content_20_Right"/>
          </table:table-cell>
          <table:table-cell table:style-name="Tableau5.G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27"><text:text-input text:description="py3o://function=&quot;l['line'].product_supplier_code or ''&quot;">[product_supplier_code]</text:text-input></text:p>
          </table:table-cell>
          <table:table-cell table:style-name="Tableau5.B4" office:value-type="string">
            <text:p text:style-name="P27"><text:text-input text:description="py3o://function=&quot;format_multiline_value(l['line'].name)&quot;">[format_multiline_value(l['line'].name)]</text:text-input></text:p>
          </table:table-cell>
          <table:table-cell table:style-name="Tableau5.C4" office:value-type="string">
            <text:p text:style-name="P32"><text:text-input text:description="py3o://function=&quot;o_format_date(l['line'].date_planned, lang_code=lang)&quot;">[l.date_planned]</text:text-input></text:p>
          </table:table-cell>
          <table:table-cell table:style-name="Tableau5.D4" office:value-type="string">
            <text:p text:style-name="Table_20_Main_20_Content_20_Right"><text:text-input text:description="py3o://function=&quot;o_format_lang(l['line'].product_qty, dp='Product Unit of Measure', lang_code=lang)&quot;">[l.product_qty]</text:text-input></text:p>
          </table:table-cell>
          <table:table-cell table:style-name="Tableau5.E4" office:value-type="string">
            <text:p text:style-name="P33"><text:text-input text:description="py3o://function=&quot;l['line'].product_uom.name&quot;">UoM</text:text-input></text:p>
          </table:table-cell>
          <table:table-cell table:style-name="Tableau5.F4" office:value-type="string">
            <text:p text:style-name="Table_20_Main_20_Content_20_Right"><text:text-input text:description="py3o://function=&quot;o_format_lang(l['line'].price_unit, currency_obj=o.currency_id, lang_code=lang)&quot;">[l.price_unit]</text:text-input></text:p>
          </table:table-cell>
          <table:table-cell table:style-name="Tableau5.G4" office:value-type="string">
            <text:p text:style-name="Table_20_Main_20_Content_20_Right"><text:text-input text:description="py3o://function=&quot;o_format_lang(l['line'].price_subtotal, currency_obj=o.currency_id, lang_code=lang)&quot;">[l.price_subtotal]</text:text-input></text:p>
          </table:table-cell>
        </table:table-row>
        <table:table-row table:style-name="Tableau5.1">
          <table:table-cell table:style-name="Tableau5.A5" office:value-type="string">
            <text:p text:style-name="P27"/>
          </table:table-cell>
          <table:table-cell table:style-name="Tableau5.B5" office:value-type="string">
            <text:p text:style-name="P27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5" office:value-type="string">
            <text:p text:style-name="P32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33"/>
          </table:table-cell>
          <table:table-cell table:style-name="Tableau5.F5" office:value-type="string">
            <text:p text:style-name="Table_20_Main_20_Content_20_Right"/>
          </table:table-cell>
          <table:table-cell table:style-name="Tableau5.G5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P27"/>
          </table:table-cell>
          <table:table-cell table:style-name="Tableau5.B6" office:value-type="string">
            <text:p text:style-name="P27"><text:a xlink:type="simple" xlink:href="py3o://if=%22l.get('line')%20and%20l['line'].display_type%20==%20'line_section'%22" text:style-name="Internet_20_link" text:visited-style-name="Visited_20_Internet_20_Link"><text:span text:style-name="T15">if="l.get('line') and l['line'].display_type == 'line_section'"</text:span></text:a></text:p>
          </table:table-cell>
          <table:table-cell table:style-name="Tableau5.C6" office:value-type="string">
            <text:p text:style-name="P32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33"/>
          </table:table-cell>
          <table:table-cell table:style-name="Tableau5.F6" office:value-type="string">
            <text:p text:style-name="Table_20_Main_20_Content_20_Right"/>
          </table:table-cell>
          <table:table-cell table:style-name="Tableau5.G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7" office:value-type="string">
            <text:p text:style-name="P30"><text:text-input text:description="py3o://function=&quot;format_multiline_value(l['line'].name)&quot;">[format_multiline_value(l['line'].name)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28"/>
          </table:table-cell>
          <table:table-cell table:style-name="Tableau5.B8" office:value-type="string">
            <text:p text:style-name="P28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8" office:value-type="string">
            <text:p text:style-name="P32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3"/>
          </table:table-cell>
          <table:table-cell table:style-name="Tableau5.F8" office:value-type="string">
            <text:p text:style-name="Table_20_Main_20_Content_20_Right"/>
          </table:table-cell>
          <table:table-cell table:style-name="Tableau5.G8" office:value-type="string">
            <text:p text:style-name="Table_20_Main_20_Content_20_Right"/>
          </table:table-cell>
        </table:table-row>
        <table:table-row table:style-name="Tableau5.1">
          <table:table-cell table:style-name="Tableau5.A9" office:value-type="string">
            <text:p text:style-name="P27"/>
          </table:table-cell>
          <table:table-cell table:style-name="Tableau5.B9" office:value-type="string">
            <text:p text:style-name="P27"><text:a xlink:type="simple" xlink:href="py3o://if=%22l.get('line')%20and%20l['line'].display_type%20==%20'line_note'%22" text:style-name="Internet_20_link" text:visited-style-name="Visited_20_Internet_20_Link"><text:span text:style-name="T15">if="l.get('line') and l['line'].display_type == 'line_note'"</text:span></text:a></text:p>
          </table:table-cell>
          <table:table-cell table:style-name="Tableau5.C9" office:value-type="string">
            <text:p text:style-name="P32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33"/>
          </table:table-cell>
          <table:table-cell table:style-name="Tableau5.F9" office:value-type="string">
            <text:p text:style-name="Table_20_Main_20_Content_20_Right"/>
          </table:table-cell>
          <table:table-cell table:style-name="Tableau5.G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7" office:value-type="string">
            <text:p text:style-name="P31"><text:text-input text:description="py3o://function=&quot;format_multiline_value(l['line'].name)&quot;">[format_multiline_value(l['line'].name)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28"/>
          </table:table-cell>
          <table:table-cell table:style-name="Tableau5.B11" office:value-type="string">
            <text:p text:style-name="P28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11" office:value-type="string">
            <text:p text:style-name="P32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3"/>
          </table:table-cell>
          <table:table-cell table:style-name="Tableau5.F11" office:value-type="string">
            <text:p text:style-name="Table_20_Main_20_Content_20_Right"/>
          </table:table-cell>
          <table:table-cell table:style-name="Tableau5.G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P27"/>
          </table:table-cell>
          <table:table-cell table:style-name="Tableau5.B12" office:value-type="string">
            <text:p text:style-name="P27"><text:a xlink:type="simple" xlink:href="py3o://if=%22'subtotal'%20in%20l%22" text:style-name="Internet_20_link" text:visited-style-name="Visited_20_Internet_20_Link"><text:span text:style-name="T15">if="'subtotal' in l"</text:span></text:a></text:p>
          </table:table-cell>
          <table:table-cell table:style-name="Tableau5.C12" office:value-type="string">
            <text:p text:style-name="P32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P33"/>
          </table:table-cell>
          <table:table-cell table:style-name="Tableau5.F12" office:value-type="string">
            <text:p text:style-name="Table_20_Main_20_Content_20_Right"/>
          </table:table-cell>
          <table:table-cell table:style-name="Tableau5.G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6" office:value-type="string">
            <text:p text:style-name="P29"><text:text-input text:description="py3o://function=&quot;lang=='fr_FR' and 'Sous-total' or 'Subtotal'&quot;">Subtotal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G13" office:value-type="string">
            <text:p text:style-name="P37"><text:text-input text:description="py3o://function=&quot;o_format_lang(l['subtotal'], lang_code=lang, currency_obj=o.currency_id)&quot;">[l['subtotal']]</text:text-input></text:p>
          </table:table-cell>
        </table:table-row>
        <table:table-row table:style-name="Tableau5.1">
          <table:table-cell table:style-name="Tableau5.A14" office:value-type="string">
            <text:p text:style-name="P28"/>
          </table:table-cell>
          <table:table-cell table:style-name="Tableau5.B14" office:value-type="string">
            <text:p text:style-name="P28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14" office:value-type="string">
            <text:p text:style-name="P32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P33"/>
          </table:table-cell>
          <table:table-cell table:style-name="Tableau5.F14" office:value-type="string">
            <text:p text:style-name="Table_20_Main_20_Content_20_Right"/>
          </table:table-cell>
          <table:table-cell table:style-name="Tableau5.G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</table:table-row>
      </table:table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au2.1">
          <table:table-cell table:style-name="Tableau2.A1" office:value-type="string">
            <text:p text:style-name="P6"/>
          </table:table-cell>
          <table:table-cell table:style-name="Tableau2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2.C1" office:value-type="string">
            <text:p text:style-name="Table_20_Totals_20_Content"><text:text-input text:description="py3o://function=&quot;o_format_lang(o.amount_untaxed, currency_obj=o.currency_id, lang_code=lang)&quot;">[o.amount_untaxed]</text:text-input></text:p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B2" office:value-type="string">
            <text:p text:style-name="P36"><text:text-input text:description="py3o://function=&quot;lang=='fr_FR' and 'Total taxes' or 'Tax Total'&quot;">Tax Total</text:text-input></text:p>
          </table:table-cell>
          <table:table-cell table:style-name="Tableau2.C2" office:value-type="string">
            <text:p text:style-name="Table_20_Totals_20_Content"><text:text-input text:description="py3o://function=&quot;o_format_lang(o.amount_tax, currency_obj=o.currency_id, lang_code=lang)&quot;">[o.amount_tax]</text:text-input></text:p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B2" office:value-type="string">
            <text:p text:style-name="Table_20_Totals_20_Header"><text:text-input text:description="py3o://function=&quot;lang=='fr_FR' and 'Total TTC' or 'Total'&quot;">Total</text:text-input></text:p>
          </table:table-cell>
          <table:table-cell table:style-name="Tableau2.C3" office:value-type="string">
            <text:p text:style-name="Table_20_Totals_20_Content"><text:text-input text:description="py3o://function=&quot;o_format_lang(o.amount_total, currency_obj=o.currency_id, lang_code=lang)&quot;">[o.amount_total]</text:text-input></text:p>
          </table:table-cell>
        </table:table-row>
      </table:table>
      <text:p text:style-name="P15"><text:a xlink:type="simple" xlink:href="py3o://if=%22o.notes%22" text:style-name="Internet_20_link" text:visited-style-name="Visited_20_Internet_20_Link"><text:span text:style-name="T5">if="o.notes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 table:style-name="TableLine94133990807616"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P12"><text:text-input text:description="py3o://function=&quot;format_multiline_value(o.notes)&quot;">[o.notes]</text:text-input></text:p>
          </table:table-cell>
        </table:table-row>
      </table:table>
      <text:p text:style-name="P26"><text:a xlink:type="simple" xlink:href="py3o:///if" text:style-name="Internet_20_link" text:visited-style-name="Visited_20_Internet_20_Link">/if</text:a></text:p>
      <text:p text:style-name="P25"/>
      <text:p text:style-name="P19"><text:a xlink:type="simple" xlink:href="py3o:///with" text:style-name="Internet_20_link" text:visited-style-name="Visited_20_Internet_20_Link"><text:span text:style-name="T14">/with</text:span></text:a></text:p>
      <text:p text:style-name="P11"><text:a xlink:type="simple" xlink:href="py3o:///with" text:style-name="Internet_20_link" text:visited-style-name="Visited_20_Internet_20_Link"><text:span text:style-name="T14">/with</text:span></text:a></text:p>
      <text:p text:style-name="P8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 style:may-break-between-rows="false"/>
    </style:style>
    <style:style style:name="Tableau12.A" style:family="table-column">
      <style:table-column-properties style:column-width="4.173cm" style:rel-column-width="2366*"/>
    </style:style>
    <style:style style:name="Tableau12.B" style:family="table-column">
      <style:table-column-properties style:column-width="15.427cm" style:rel-column-width="8746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officeooo:paragraph-rsid="014fe5c1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4133990272704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12-22T23:57:08.431207784</dc:date>
    <meta:editing-duration>PT17H55M2S</meta:editing-duration>
    <meta:editing-cycles>385</meta:editing-cycles>
    <meta:generator>LibreOffice/6.4.7.2$Linux_X86_64 LibreOffice_project/40$Build-2</meta:generator>
    <meta:document-statistic meta:table-count="7" meta:image-count="0" meta:object-count="0" meta:page-count="3" meta:paragraph-count="75" meta:word-count="196" meta:character-count="1365" meta:non-whitespace-character-count="1306"/>
  </office:meta>
</office:document-meta>
</file>